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6pt" officeooo:rsid="0015a386" officeooo:paragraph-rsid="0015a386" style:font-size-asian="16pt" style:font-size-complex="16pt"/>
    </style:style>
    <style:style style:name="P2" style:family="paragraph" style:parent-style-name="Preformatted_20_Text">
      <style:text-properties style:font-name="Times New Roman" fo:font-size="16pt" officeooo:rsid="001bda36" officeooo:paragraph-rsid="001bda36" style:font-size-asian="16pt" style:font-size-complex="16pt"/>
    </style:style>
    <style:style style:name="P3" style:family="paragraph" style:parent-style-name="Preformatted_20_Text">
      <style:text-properties style:font-name="Times New Roman" fo:font-size="16pt" officeooo:rsid="001f77e4" officeooo:paragraph-rsid="001f77e4" style:font-size-asian="16pt" style:font-size-complex="16pt"/>
    </style:style>
    <style:style style:name="P4" style:family="paragraph" style:parent-style-name="Preformatted_20_Text">
      <style:text-properties style:font-name="Times New Roman" fo:font-size="16pt" officeooo:rsid="00210f5b" officeooo:paragraph-rsid="00210f5b" style:font-size-asian="16pt" style:font-size-complex="16pt"/>
    </style:style>
    <style:style style:name="P5" style:family="paragraph" style:parent-style-name="Preformatted_20_Text">
      <style:text-properties style:font-name="Times New Roman" fo:font-size="20pt" fo:font-weight="bold" officeooo:rsid="0015a386" officeooo:paragraph-rsid="0015a386" style:font-size-asian="20pt" style:font-weight-asian="bold" style:font-size-complex="20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8pt" officeooo:rsid="0023c07d" officeooo:paragraph-rsid="0023c07d" style:font-size-asian="15.75pt" style:font-size-complex="18pt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" fo:font-size="18pt" fo:font-weight="bold" officeooo:rsid="0023c07d" officeooo:paragraph-rsid="0023c07d" style:font-size-asian="15.75pt" style:font-weight-asian="bold" style:font-size-complex="18pt" style:font-weight-complex="bold"/>
    </style:style>
    <style:style style:name="P8" style:family="paragraph" style:parent-style-name="Preformatted_20_Text">
      <style:text-properties style:font-name="Times New Roman" fo:font-size="18pt" fo:font-weight="bold" officeooo:rsid="002480b3" officeooo:paragraph-rsid="002480b3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8pt" fo:font-weight="bold" officeooo:rsid="002480b3" officeooo:paragraph-rsid="002480b3" style:font-size-asian="18pt" style:font-weight-asian="bold" style:font-size-complex="18pt" style:font-weight-complex="bold"/>
    </style:style>
    <style:style style:name="P10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73c5f" style:font-size-asian="16pt" style:font-size-complex="16pt"/>
    </style:style>
    <style:style style:name="P11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dcd91" style:font-size-asian="16pt" style:font-size-complex="16pt"/>
    </style:style>
    <style:style style:name="P12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7a5b7" style:font-size-asian="16pt" style:font-size-complex="16pt"/>
    </style:style>
    <style:style style:name="P13" style:family="paragraph" style:parent-style-name="Preformatted_20_Text" style:list-style-name="L1">
      <style:paragraph-properties fo:text-align="justify" style:justify-single-word="false"/>
      <style:text-properties style:font-name="Times New Roman" fo:font-size="16pt" officeooo:rsid="00173c5f" officeooo:paragraph-rsid="0019da97" style:font-size-asian="16pt" style:font-size-complex="16pt"/>
    </style:style>
    <style:style style:name="P14" style:family="paragraph" style:parent-style-name="Preformatted_20_Text">
      <style:text-properties style:font-name="Times New Roman" fo:font-size="16pt" officeooo:rsid="001dcd91" officeooo:paragraph-rsid="001dcd91" style:font-size-asian="16pt" style:font-size-complex="16pt"/>
    </style:style>
    <style:style style:name="P15" style:family="paragraph" style:parent-style-name="Preformatted_20_Text">
      <style:paragraph-properties fo:text-align="justify" style:justify-single-word="false"/>
      <style:text-properties style:font-name="Times New Roman" fo:font-size="16pt" officeooo:rsid="001dcd91" officeooo:paragraph-rsid="001dcd91" style:font-size-asian="16pt" style:font-size-complex="16pt"/>
    </style:style>
    <style:style style:name="P16" style:family="paragraph" style:parent-style-name="Preformatted_20_Text">
      <style:paragraph-properties fo:text-align="justify" style:justify-single-word="false"/>
      <style:text-properties style:font-name="Times New Roman" fo:font-size="16pt" officeooo:rsid="001bda36" officeooo:paragraph-rsid="001bda36" style:font-size-asian="16pt" style:font-size-complex="16pt"/>
    </style:style>
    <style:style style:name="P17" style:family="paragraph" style:parent-style-name="Preformatted_20_Text">
      <style:paragraph-properties fo:text-align="justify" style:justify-single-word="false"/>
      <style:text-properties style:font-name="Times New Roman" fo:font-size="16pt" officeooo:rsid="0017a5b7" officeooo:paragraph-rsid="0017a5b7" style:font-size-asian="16pt" style:font-size-complex="16pt"/>
    </style:style>
    <style:style style:name="P18" style:family="paragraph" style:parent-style-name="Preformatted_20_Text">
      <style:paragraph-properties fo:text-align="justify" style:justify-single-word="false"/>
      <style:text-properties style:font-name="Times New Roman" fo:font-size="16pt" officeooo:rsid="0019da97" officeooo:paragraph-rsid="0019da97" style:font-size-asian="16pt" style:font-size-complex="16pt"/>
    </style:style>
    <style:style style:name="P19" style:family="paragraph" style:parent-style-name="Preformatted_20_Text">
      <style:text-properties style:font-name="Times New Roman" fo:font-size="16pt" officeooo:rsid="0015a386" officeooo:paragraph-rsid="0015a386" style:font-size-asian="16pt" style:font-size-complex="16pt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6pt" officeooo:rsid="0015a386" officeooo:paragraph-rsid="0015a386" style:font-size-asian="16pt" style:font-size-complex="16pt"/>
    </style:style>
    <style:style style:name="P21" style:family="paragraph" style:parent-style-name="Preformatted_20_Text">
      <style:paragraph-properties fo:text-align="center" style:justify-single-word="false"/>
      <style:text-properties style:font-name="Times New Roman" fo:font-size="16pt" officeooo:rsid="00267b7c" officeooo:paragraph-rsid="00267b7c" style:font-size-asian="16pt" style:font-size-complex="16pt"/>
    </style:style>
    <style:style style:name="P22" style:family="paragraph" style:parent-style-name="Preformatted_20_Text">
      <style:paragraph-properties fo:text-align="justify" style:justify-single-word="false"/>
      <style:text-properties style:font-name="Times New Roman" fo:font-size="16pt" fo:font-weight="normal" officeooo:rsid="002480b3" officeooo:paragraph-rsid="002480b3" style:font-size-asian="14pt" style:font-weight-asian="normal" style:font-size-complex="16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" fo:font-size="28pt" fo:font-weight="bold" officeooo:rsid="0015a386" officeooo:paragraph-rsid="002480b3" style:font-size-asian="28pt" style:font-weight-asian="bold" style:font-size-complex="2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style:font-name="Times New Roman" fo:font-size="19pt" officeooo:rsid="00267b7c" officeooo:paragraph-rsid="00267b7c" style:font-size-asian="19pt" style:font-size-complex="19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7a5b7" style:font-size-asian="18pt" style:font-weight-asian="bold" style:font-size-complex="18pt" style:font-weight-complex="bold"/>
    </style:style>
    <style:style style:name="T3" style:family="text">
      <style:text-properties officeooo:rsid="00181f29"/>
    </style:style>
    <style:style style:name="T4" style:family="text">
      <style:text-properties officeooo:rsid="001bda36"/>
    </style:style>
    <style:style style:name="T5" style:family="text">
      <style:text-properties officeooo:rsid="001dcd91"/>
    </style:style>
    <style:style style:name="T6" style:family="text">
      <style:text-properties officeooo:rsid="00210f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480b3"/>
    </style:style>
    <style:style style:name="T9" style:family="text">
      <style:text-properties officeooo:rsid="00267b7c"/>
    </style:style>
    <style:style style:name="T10" style:family="text">
      <style:text-properties fo:font-size="22pt" officeooo:rsid="00267b7c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fo:font-style="italic" officeooo:rsid="00267b7c" style:font-size-asian="22pt" style:font-style-asian="italic" style:font-size-complex="22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67b7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Ανάπτυξη Λογισμικού για Υπολογιστικά Συστήματα </text:p>
      <text:p text:style-name="P23"><text:span text:style-name="T8">(PROJECT)</text:span></text:p>
      <text:p text:style-name="P1"/>
      <text:p text:style-name="P1"/>
      <text:p text:style-name="P7"/>
      <text:p text:style-name="P6"><text:span text:style-name="T7">Μέρος Πρώτο</text:span>: Τελεστής Radix Hash Jo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Φοιτητές:</text:p>
      <text:p text:style-name="P1"/>
      <text:p text:style-name="P1">Ονοματεπώνυμο: Κατσορίδας Ιωάννης</text:p>
      <text:p text:style-name="P1">Αριθμός Μητρώου: 1115201400066</text:p>
      <text:p text:style-name="P1">SDI: sdi1400066</text:p>
      <text:p text:style-name="P1"/>
      <text:p text:style-name="P1">Ονοματεπώνυμο: Μητράκης Γεώργιος</text:p>
      <text:p text:style-name="P1">Αριθμός Μητρώου: 1115201400107</text:p>
      <text:p text:style-name="P1">SDI: sdi1400107</text:p>
      <text:p text:style-name="P1"/>
      <text:p text:style-name="P1"/>
      <text:p text:style-name="P1"/>
      <text:p text:style-name="P1"/>
      <text:p text:style-name="P1"/>
      <text:p text:style-name="P1"/>
      <text:p text:style-name="P20"><text:tab/><text:span text:style-name="T12">ΧΕΙΜΕΡΙΝΟ ΕΞΑΜΗΝΟ 2018-2019</text:span></text:p>
      <text:p text:style-name="P20"><text:span text:style-name="T12"/></text:p>
      <text:p text:style-name="P24"><text:span text:style-name="T13">ΤΜΗΜΑ ΠΛΗΡΟΦΟΡΙΚΗΣ ΚΑΙ ΤΗΛΕΠΙΚΟΙΝΩΝΙΩΝ</text:span></text:p>
      <text:p text:style-name="P24"><text:span text:style-name="T13"/></text:p>
      <text:p text:style-name="P21">ΕΘΝΙΚΟ ΚΑΙ ΚΑΠΟΔΙΣΤΡΙΑΚΟ ΠΑΝΕΠΙΣΤΗΜΙΟ ΑΘΗΝΩΝ</text:p>
      <text:p text:style-name="P3"><text:soft-page-break/><text:tab/><text:span text:style-name="T1">Εκτελέσιμα:</text:span></text:p>
      <text:p text:style-name="P3">./DataGenerator &lt;n&gt;</text:p>
      <text:p text:style-name="P3">όπου:</text:p>
      <text:p text:style-name="P3">n = 1 για τη δημιουργία relations με increasing payloads ( == 0,1,2... REL_SIZE),</text:p>
      <text:p text:style-name="P3">n = 2 για τη δημιουργία relations με identical payloads ( == 1),</text:p>
      <text:p text:style-name="P3">n = 3 για τη δημιουργία relations με exclusive per relation payloads <text:s text:c="11"/>(R -&gt; 1 και S -&gt; 2),</text:p>
      <text:p text:style-name="P3">n = οτιδήποτε άλλο για τη δημιουργία relations με random payloads</text:p>
      <text:p text:style-name="P3"/>
      <text:p text:style-name="P3">./<text:span text:style-name="T6">Caramel </text:span></text:p>
      <text:p text:style-name="P4">για την δημιουργία των relations και την πράξη του join.</text:p>
      <text:p text:style-name="P3"/>
      <text:p text:style-name="P1"/>
      <text:p text:style-name="P1"><text:tab/><text:span text:style-name="T2">Αρχεία και περιεχόμενά τους:</text:span></text:p>
      <text:p text:style-name="P1"/>
      <text:list xml:id="list7694696782098358644" text:style-name="L1">
        <text:list-item>
          <text:p text:style-name="P12">DataGenerator.c, DataGenerator.h</text:p>
        </text:list-item>
      </text:list>
      <text:p text:style-name="P17">Το πηγαίο και το αρχείο βιβλιοθήκης <text:span text:style-name="T3">του, από τα οποία προκύπτει το εκτελέσιμο που δημιουργεί 2 αρχεία με ονόματα “DataRelationR.txt” και “DataRelationS.txt” με τυχαία payloads. Το εκτελέσιμο αυτό εκτελείται ανεξάρτητα από τα υπόλοιπα κομμάτια και εκτελείται μόνο αν θέλει ο χρήστης να αλλάξει τα δεδομένα με τα οποία τρέχει τον αλγόριθμο.</text:span></text:p>
      <text:p text:style-name="P17"/>
      <text:list xml:id="list191756614448491" text:continue-numbering="true" text:style-name="L1">
        <text:list-item>
          <text:p text:style-name="P13">DataParse.c, DataParse.h</text:p>
        </text:list-item>
      </text:list>
      <text:p text:style-name="P18">Το πηγαίο και το αρχείο βιβλιοθήκης του που περιλαμβάνει τις συναρτήσεις για <text:span text:style-name="T4">δημιουργία relation από τα παραπάνω txt files, δημιουργία ιστογράμματος, αθροιστικού ιστογράμματος και δημιουργία νέου κατακερματισμένου relation από ένα ήδη υπάρχον, όπως αυτά περιγράφονται στην εκφώνηση</text:span></text:p>
      <text:p text:style-name="P18"/>
      <text:list xml:id="list191757898625863" text:continue-numbering="true" text:style-name="L1">
        <text:list-item>
          <text:p text:style-name="P10">Globals.h</text:p>
        </text:list-item>
      </text:list>
      <text:p text:style-name="P16">Το κύριο header file, που περιλαμβάνει ορισμούς global δομών συναρτήσεων και μεταβλητών και γίνεται included σε όλα τα πηγαία.</text:p>
      <text:p text:style-name="P16"/>
      <text:list xml:id="list191756631231299" text:continue-numbering="true" text:style-name="L1">
        <text:list-item>
          <text:p text:style-name="P10">main.c</text:p>
        </text:list-item>
      </text:list>
      <text:p text:style-name="P16">Περιλαμβάνει την main συνάρτηση του εκτελέσιμου, η οποία δημιουργεί δύο relations R και S, κάνει Radix Hash Join , <text:s/>αποθηκεύει το αποτέλεσμα του join αυτού και επιστρέφει.</text:p>
      <text:p text:style-name="P2"/>
      <text:list xml:id="list191756574158539" text:continue-numbering="true" text:style-name="L1">
        <text:list-item>
          <text:p text:style-name="P10"><text:soft-page-break/>RadixHashJoin.c</text:p>
        </text:list-item>
      </text:list>
      <text:p text:style-name="P16">Το πηγαίο που κάνει Join δύο relations. Δημιουργεί ιστόγραμμα και αθροιστικό ιστόγραμμα για κάθε relation, τα κατακερματίζει δημιουργώντας δύο νέα relations και <text:span text:style-name="T5">κάνει αναζήτηση για ίσα payloads μεταξύ στοιχείων του R και του S που ανήκουν στο ίδιο bucket. Δημιουργείται ευρετήριο για το bucket του relation με τα λιγότερα tuples και για κάθε tuple του R που είναι ίσο με κάποιο tuple του S στο ίδιο bucket, προστίθενται τα keys στη λίστα αποτελεσμάτων, η οποία και επιστρέφεται.</text:span></text:p>
      <text:p text:style-name="P16"/>
      <text:list xml:id="list191756927040385" text:continue-numbering="true" text:style-name="L1">
        <text:list-item>
          <text:p text:style-name="P11">Results.c, Results.h</text:p>
        </text:list-item>
      </text:list>
      <text:p text:style-name="P15">Περιέχουν συναρτήσεις για διαχείριση της λίστας αποτελεσμάτων του Join.</text:p>
      <text:p text:style-name="P14"/>
      <text:p text:style-name="P14"/>
      <text:p text:style-name="P8"><text:tab/>UnitTests</text:p>
      <text:p text:style-name="P9"/>
      <text:p text:style-name="P22"><text:tab/>Όλες οι συναρτήσεις που υλοποιήθηκαν δοκιμάζονται για την αποτελεσματικότητά τους μέσω unit test. Τα test αυτά υλοποιήθηκαν με τη χρήση του Framework: CUnit και βρίσκονται στο αρχείο UnitTests.c. Ως είσοδο παίρνουν καρφωτά συγκεκριμένες τιμές και ελέγχεται η έξοδος από τις διάφορες συναρτήσεις ως προς την εγκυρότητά τους με βάση την ομοιότητά τους με τα αναμενόμενα αποτελέσματ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4T19:17:55.852486413</dc:date>
    <meta:editing-duration>PT42M33S</meta:editing-duration>
    <meta:editing-cycles>11</meta:editing-cycles>
    <meta:document-statistic meta:table-count="0" meta:image-count="0" meta:object-count="0" meta:page-count="3" meta:paragraph-count="37" meta:word-count="409" meta:character-count="2777" meta:non-whitespace-character-count="2392"/>
  </office:meta>
</office:document-meta>
</file>